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27e" officeooo:paragraph-rsid="001ec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muhsinbilal97@gmail.com" text:style-name="Internet_20_link" text:visited-style-name="Visited_20_Internet_20_Link">muhsinbilal97@gmail.com</text:a></text:p>
      <text:p text:style-name="P1">muhsin.bilal97@cm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4:13:29.513210821</meta:creation-date>
    <dc:date>2016-08-10T14:48:13.027300226</dc:date>
    <meta:editing-duration>PT19M33S</meta:editing-duration>
    <meta:editing-cycles>1</meta:editing-cycles>
    <meta:document-statistic meta:table-count="0" meta:image-count="0" meta:object-count="0" meta:page-count="1" meta:paragraph-count="2" meta:word-count="2" meta:character-count="41" meta:non-whitespace-character-count="41"/>
    <meta:generator>LibreOffice/5.0.2.2$Linux_X86_64 LibreOffice_project/00m0$Build-2</meta:generator>
  </office:meta>
</office:document-meta>
</file>